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5cm" svg:height="8.986cm" svg:x="1.088cm" svg:y="28.445cm">
            <draw:object draw:notify-on-update-of-ranges="Arkusz1.H11:Arkusz1.N11 Arkusz1.H22:Arkusz1.N22 Arkusz1.H59:Arkusz1.N59 Arkusz1.H39:Arkusz1.N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86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8">
          <table:table-cell table:number-columns-repeated="22"/>
        </table:table-row>
        <table:table-row table:style-name="ro2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13"/>
        </table:table-row>
        <table:table-row table:style-name="ro2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</table:table-row>
        <table:table-row table:style-name="ro2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2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</table:table-row>
        <table:table-row table:style-name="ro1" table:number-rows-repeated="104851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21T16:03:13.618368180</dc:date>
    <meta:editing-duration>PT1H1M24S</meta:editing-duration>
    <meta:editing-cycles>7</meta:editing-cycles>
    <meta:generator>LibreOffice/4.1.2.3$Linux_X86_64 LibreOffice_project/410m0$Build-3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style-name="ch1">
        <chart:title svg:x="7.227cm" svg:y="0.315cm" chart:style-name="ch2">
          <text:p>Loop 1</text:p>
        </chart:title>
        <chart:legend chart:legend-position="end" svg:x="13.25cm" svg:y="3.696cm" style:legend-expansion="high" chart:style-name="ch3"/>
        <chart:plot-area chart:style-name="ch4" table:cell-range-address="Arkusz1.H11:Arkusz1.N11 Arkusz1.H22:Arkusz1.N22 Arkusz1.H59:Arkusz1.N59 Arkusz1.H39:Arkusz1.N39" chart:data-source-has-labels="both" svg:x="0.769cm" svg:y="1.631cm" svg:width="11.843cm" svg:height="6.757cm">
          <chartooo:coordinate-region svg:x="1.681cm" svg:y="1.83cm" svg:width="10.744cm" svg:height="5.911cm"/>
          <chart:axis chart:dimension="x" chart:name="primary-x" chart:style-name="ch5" chartooo:axis-type="auto">
            <chartooo:date-scale/>
            <chart:categories table:cell-range-address="Arkusz1.H11:Arkusz1.N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H22:Arkusz1.N22" chart:label-cell-address="" chart:class="chart:line">
            <chart:data-point chart:repeated="7"/>
          </chart:series>
          <chart:series chart:style-name="ch8" chart:values-cell-range-address="Arkusz1.H59:Arkusz1.N59" chart:label-cell-address="" chart:class="chart:line">
            <chart:data-point chart:repeated="7"/>
          </chart:series>
          <chart:series chart:style-name="ch9" chart:values-cell-range-address="Arkusz1.H39:Arkusz1.N39" chart:label-cell-address="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Stat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4">
                <text:p>0.24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line" chart:style-name="ch1">
        <chart:title svg:x="7.227cm" svg:y="0.315cm" chart:style-name="ch2">
          <text:p>Loop 2</text:p>
        </chart:title>
        <chart:legend chart:legend-position="end" svg:x="13.25cm" svg:y="3.696cm" style:legend-expansion="high" chart:style-name="ch3"/>
        <chart:plot-area chart:style-name="ch4" table:cell-range-address="Arkusz1.P11:Arkusz1.V11 Arkusz1.P22:Arkusz1.V22 Arkusz1.P39:Arkusz1.V39 Arkusz1.P59:Arkusz1.V59" chart:data-source-has-labels="both" svg:x="0.769cm" svg:y="1.631cm" svg:width="11.843cm" svg:height="6.757cm">
          <chartooo:coordinate-region svg:x="1.576cm" svg:y="1.83cm" svg:width="10.849cm" svg:height="5.911cm"/>
          <chart:axis chart:dimension="x" chart:name="primary-x" chart:style-name="ch5" chartooo:axis-type="auto">
            <chartooo:date-scale/>
            <chart:categories table:cell-range-address="Arkusz1.P11:Arkusz1.V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P22:Arkusz1.V22" chart:label-cell-address="" chart:class="chart:line">
            <chart:data-point chart:repeated="7"/>
          </chart:series>
          <chart:series chart:style-name="ch8" chart:values-cell-range-address="Arkusz1.P39:Arkusz1.V39" chart:label-cell-address="" chart:class="chart:line">
            <chart:data-point chart:repeated="7"/>
          </chart:series>
          <chart:series chart:style-name="ch9" chart:values-cell-range-address="Arkusz1.P59:Arkusz1.V59" chart:label-cell-address="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  <table:table-cell office:value-type="string">
                <text:p>Stati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5.975">
                <text:p>55.975</text:p>
              </table:table-cell>
              <table:table-cell office:value-type="float" office:value="101.397">
                <text:p>101.397</text:p>
              </table:table-cell>
              <table:table-cell office:value-type="float" office:value="58.076">
                <text:p>58.0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.678">
                <text:p>43.678</text:p>
              </table:table-cell>
              <table:table-cell office:value-type="float" office:value="101.61">
                <text:p>101.61</text:p>
              </table:table-cell>
              <table:table-cell office:value-type="float" office:value="52.101">
                <text:p>52.1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.608">
                <text:p>37.608</text:p>
              </table:table-cell>
              <table:table-cell office:value-type="float" office:value="101.36">
                <text:p>101.36</text:p>
              </table:table-cell>
              <table:table-cell office:value-type="float" office:value="44.383">
                <text:p>44.3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.892">
                <text:p>35.892</text:p>
              </table:table-cell>
              <table:table-cell office:value-type="float" office:value="101.396">
                <text:p>101.396</text:p>
              </table:table-cell>
              <table:table-cell office:value-type="float" office:value="103.183">
                <text:p>103.1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.415">
                <text:p>77.415</text:p>
              </table:table-cell>
              <table:table-cell office:value-type="float" office:value="101.357">
                <text:p>101.357</text:p>
              </table:table-cell>
              <table:table-cell office:value-type="float" office:value="101.488">
                <text:p>101.48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8.159">
                <text:p>88.159</text:p>
              </table:table-cell>
              <table:table-cell office:value-type="float" office:value="101.421">
                <text:p>101.421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